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512cm" fo:min-width="0.262cm"/>
    </style:style>
    <style:style style:name="gr3" style:family="graphic" style:parent-style-name="standard">
      <style:graphic-properties draw:fill="solid" draw:fill-color="#f37b70" draw:textarea-horizontal-align="justify" draw:textarea-vertical-align="middle" draw:auto-grow-height="false" fo:min-height="0.512cm" fo:min-width="0.26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512cm" fo:min-width="0.516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512cm" fo:min-width="3.183cm"/>
    </style:style>
    <style:style style:name="gr7" style:family="graphic" style:parent-style-name="standard">
      <style:graphic-properties draw:fill="none" draw:fill-color="#f37b70" draw:textarea-horizontal-align="justify" draw:textarea-vertical-align="middle" draw:auto-grow-height="false" fo:min-height="0.512cm" fo:min-width="0.262cm"/>
    </style:style>
    <style:style style:name="gr8" style:family="graphic" style:parent-style-name="objectwithoutfill">
      <style:graphic-properties svg:stroke-color="#ed1c24"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 draw:fill-color="#f37b70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fo:font-size="14pt" fo:font-style="italic" style:font-style-asian="italic" style:font-style-complex="italic"/>
    </style:style>
    <style:style style:name="P6" style:family="paragraph">
      <loext:graphic-properties draw:fill="none" draw:fill-color="#f37b70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tyle-asian="italic" style:font-style-complex="italic"/>
    </style:style>
    <style:style style:name="T3" style:family="text">
      <style:text-properties fo:font-size="14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24" draw:id="id24" draw:layer="layout" svg:x1="17.662cm" svg:y1="2.321cm" svg:x2="17.662cm" svg:y2="6.995cm">
          <text:p/>
        </draw:line>
        <draw:line draw:style-name="gr1" draw:text-style-name="P1" xml:id="id23" draw:id="id23" draw:layer="layout" svg:x1="8.974cm" svg:y1="2.321cm" svg:x2="8.974cm" svg:y2="6.995cm">
          <text:p/>
        </draw:line>
        <draw:custom-shape draw:style-name="gr2" draw:text-style-name="P3" xml:id="id1" draw:id="id1" draw:layer="layout" svg:width="0.762cm" svg:height="0.762cm" svg:x="2.789cm" svg:y="2.651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0.762cm" svg:height="0.762cm" svg:x="5.689cm" svg:y="2.651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0.762cm" svg:height="0.762cm" svg:x="8.589cm" svg:y="2.651cm">
          <text:p text:style-name="P2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0.762cm" svg:height="0.762cm" svg:x="11.489cm" svg:y="2.651cm">
          <text:p text:style-name="P2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0.762cm" svg:height="0.762cm" svg:x="14.389cm" svg:y="2.651cm">
          <text:p text:style-name="P2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0.762cm" svg:height="0.762cm" svg:x="17.289cm" svg:y="2.651cm">
          <text:p text:style-name="P2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0.762cm" svg:height="0.762cm" svg:x="20.189cm" svg:y="2.651cm">
          <text:p text:style-name="P2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0.762cm" svg:height="0.762cm" svg:x="4.189cm" svg:y="4.651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0.762cm" svg:height="0.762cm" svg:x="8.589cm" svg:y="4.651cm">
          <text:p text:style-name="P2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0.762cm" svg:height="0.762cm" svg:x="12.889cm" svg:y="4.651cm">
          <text:p text:style-name="P2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1" draw:id="id11" draw:layer="layout" svg:width="0.762cm" svg:height="0.762cm" svg:x="17.289cm" svg:y="4.651cm">
          <text:p text:style-name="P2"><text:span text:style-name="T1">2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.17cm" svg:y1="3.413cm" svg:x2="6.07cm" svg:y2="3.413cm" draw:start-shape="id1" draw:start-glue-point="2" draw:end-shape="id2" svg:d="M3170 3413c0 751 2900 751 2900 0" svg:viewBox="0 0 2901 564">
          <text:p/>
        </draw:connector>
        <draw:connector draw:style-name="gr4" draw:text-style-name="P1" draw:layer="layout" draw:type="curve" svg:x1="6.07cm" svg:y1="3.413cm" svg:x2="8.97cm" svg:y2="3.413cm" draw:start-shape="id2" draw:start-glue-point="2" draw:end-shape="id3" draw:end-glue-point="2" svg:d="M6070 3413c0 751 2900 751 2900 0" svg:viewBox="0 0 2901 564">
          <text:p/>
        </draw:connector>
        <draw:connector draw:style-name="gr4" draw:text-style-name="P1" draw:layer="layout" draw:type="curve" svg:x1="8.97cm" svg:y1="3.413cm" svg:x2="11.87cm" svg:y2="3.413cm" draw:start-shape="id3" draw:start-glue-point="2" draw:end-shape="id4" draw:end-glue-point="2" svg:d="M8970 3413c0 751 2900 751 2900 0" svg:viewBox="0 0 2901 564">
          <text:p/>
        </draw:connector>
        <draw:connector draw:style-name="gr4" draw:text-style-name="P1" draw:layer="layout" draw:type="curve" svg:x1="11.87cm" svg:y1="3.413cm" svg:x2="14.77cm" svg:y2="3.413cm" draw:start-shape="id4" draw:start-glue-point="2" draw:end-shape="id5" draw:end-glue-point="2" svg:d="M11870 3413c0 751 2900 751 2900 0" svg:viewBox="0 0 2901 564">
          <text:p/>
        </draw:connector>
        <draw:connector draw:style-name="gr4" draw:text-style-name="P1" draw:layer="layout" draw:type="curve" svg:x1="14.77cm" svg:y1="3.413cm" svg:x2="17.67cm" svg:y2="3.413cm" draw:start-shape="id5" draw:start-glue-point="2" draw:end-shape="id6" draw:end-glue-point="2" svg:d="M14770 3413c0 751 2900 751 2900 0" svg:viewBox="0 0 2901 564">
          <text:p/>
        </draw:connector>
        <draw:connector draw:style-name="gr4" draw:text-style-name="P1" draw:layer="layout" draw:type="curve" svg:x1="17.67cm" svg:y1="3.413cm" svg:x2="20.57cm" svg:y2="3.413cm" draw:start-shape="id6" draw:start-glue-point="2" draw:end-shape="id7" draw:end-glue-point="2" svg:d="M17670 3413c0 751 2900 751 2900 0" svg:viewBox="0 0 2901 564">
          <text:p/>
        </draw:connector>
        <draw:connector draw:style-name="gr4" draw:text-style-name="P1" draw:layer="layout" draw:type="curve" svg:x1="4.57cm" svg:y1="5.413cm" svg:x2="8.97cm" svg:y2="5.413cm" draw:start-shape="id8" draw:start-glue-point="2" draw:end-shape="id9" draw:end-glue-point="2" svg:d="M4570 5413c0 751 4400 751 4400 0" svg:viewBox="0 0 4401 564">
          <text:p/>
        </draw:connector>
        <draw:connector draw:style-name="gr4" draw:text-style-name="P1" draw:layer="layout" draw:type="curve" svg:x1="8.97cm" svg:y1="5.413cm" svg:x2="13.27cm" svg:y2="5.413cm" draw:start-shape="id9" draw:start-glue-point="2" draw:end-shape="id10" svg:d="M8970 5413c0 751 4300 751 4300 0" svg:viewBox="0 0 4301 564">
          <text:p/>
        </draw:connector>
        <draw:connector draw:style-name="gr4" draw:text-style-name="P1" draw:layer="layout" draw:type="curve" svg:x1="13.27cm" svg:y1="5.413cm" svg:x2="17.67cm" svg:y2="5.413cm" draw:start-shape="id10" draw:start-glue-point="2" draw:end-shape="id11" draw:end-glue-point="2" svg:d="M13270 5413c0 751 4400 751 4400 0" svg:viewBox="0 0 4401 564">
          <text:p/>
        </draw:connector>
        <draw:custom-shape draw:style-name="gr5" draw:text-style-name="P5" draw:layer="layout" svg:width="1.016cm" svg:height="0.762cm" svg:x="4.067cm" svg:y="3.286cm">
          <text:p text:style-name="P2"><text:span text:style-name="T2">+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016cm" svg:height="0.762cm" svg:x="6.267cm" svg:y="5.286cm">
          <text:p text:style-name="P2"><text:span text:style-name="T2">+6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683cm" svg:height="0.762cm" svg:x="11.668cm" svg:y="6.315cm">
          <text:p text:style-name="P2"><text:span text:style-name="T2">+ </text:span><text:span text:style-name="T3">MKD</text:span><text:span text:style-name="T2">(4,6)=1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0.762cm" svg:height="0.762cm" svg:x="2.789cm" svg:y="9.151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0.762cm" svg:height="0.762cm" svg:x="5.689cm" svg:y="9.151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4" draw:id="id14" draw:layer="layout" svg:width="0.762cm" svg:height="0.762cm" svg:x="8.589cm" svg:y="9.151cm">
          <text:p text:style-name="P2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0.762cm" svg:height="0.762cm" svg:x="11.489cm" svg:y="9.151cm">
          <text:p text:style-name="P2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6" draw:id="id16" draw:layer="layout" svg:width="0.762cm" svg:height="0.762cm" svg:x="14.389cm" svg:y="9.151cm">
          <text:p text:style-name="P2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7" draw:id="id17" draw:layer="layout" svg:width="0.762cm" svg:height="0.762cm" svg:x="17.289cm" svg:y="9.151cm">
          <text:p text:style-name="P2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8" draw:id="id18" draw:layer="layout" svg:width="0.762cm" svg:height="0.762cm" svg:x="20.189cm" svg:y="9.151cm">
          <text:p text:style-name="P2"><text:span text:style-name="T1">2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.17cm" svg:y1="9.913cm" svg:x2="6.07cm" svg:y2="9.913cm" draw:start-shape="id12" draw:start-glue-point="2" draw:end-shape="id13" svg:d="M3170 9913c0 751 2900 751 2900 0" svg:viewBox="0 0 2901 564">
          <text:p/>
        </draw:connector>
        <draw:connector draw:style-name="gr4" draw:text-style-name="P1" draw:layer="layout" draw:type="curve" svg:x1="6.07cm" svg:y1="9.913cm" svg:x2="8.97cm" svg:y2="9.913cm" draw:start-shape="id13" draw:start-glue-point="2" draw:end-shape="id14" draw:end-glue-point="2" svg:d="M6070 9913c0 751 2900 751 2900 0" svg:viewBox="0 0 2901 564">
          <text:p/>
        </draw:connector>
        <draw:connector draw:style-name="gr4" draw:text-style-name="P1" draw:layer="layout" draw:type="curve" svg:x1="8.97cm" svg:y1="9.913cm" svg:x2="11.87cm" svg:y2="9.913cm" draw:start-shape="id14" draw:start-glue-point="2" draw:end-shape="id15" draw:end-glue-point="2" svg:d="M8970 9913c0 751 2900 751 2900 0" svg:viewBox="0 0 2901 564">
          <text:p/>
        </draw:connector>
        <draw:connector draw:style-name="gr4" draw:text-style-name="P1" draw:layer="layout" draw:type="curve" svg:x1="11.87cm" svg:y1="9.913cm" svg:x2="14.77cm" svg:y2="9.913cm" draw:start-shape="id15" draw:start-glue-point="2" draw:end-shape="id16" draw:end-glue-point="2" svg:d="M11870 9913c0 751 2900 751 2900 0" svg:viewBox="0 0 2901 564">
          <text:p/>
        </draw:connector>
        <draw:connector draw:style-name="gr4" draw:text-style-name="P1" draw:layer="layout" draw:type="curve" svg:x1="14.77cm" svg:y1="9.913cm" svg:x2="17.67cm" svg:y2="9.913cm" draw:start-shape="id16" draw:start-glue-point="2" draw:end-shape="id17" draw:end-glue-point="2" svg:d="M14770 9913c0 751 2900 751 2900 0" svg:viewBox="0 0 2901 564">
          <text:p/>
        </draw:connector>
        <draw:connector draw:style-name="gr4" draw:text-style-name="P1" draw:layer="layout" draw:type="curve" svg:x1="17.67cm" svg:y1="9.913cm" svg:x2="20.57cm" svg:y2="9.913cm" draw:start-shape="id17" draw:start-glue-point="2" draw:end-shape="id18" draw:end-glue-point="2" svg:d="M17670 9913c0 751 2900 751 2900 0" svg:viewBox="0 0 2901 564">
          <text:p/>
        </draw:connector>
        <draw:custom-shape draw:style-name="gr5" draw:text-style-name="P5" draw:layer="layout" svg:width="1.016cm" svg:height="0.762cm" svg:x="4.067cm" svg:y="9.786cm">
          <text:p text:style-name="P2"><text:span text:style-name="T2">+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9" draw:id="id19" draw:layer="layout" svg:width="0.762cm" svg:height="0.762cm" svg:x="4.989cm" svg:y="11.372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20" draw:id="id20" draw:layer="layout" svg:width="0.762cm" svg:height="0.762cm" svg:x="9.389cm" svg:y="11.372cm">
          <text:p text:style-name="P2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1" draw:id="id21" draw:layer="layout" svg:width="0.762cm" svg:height="0.762cm" svg:x="13.689cm" svg:y="11.372cm">
          <text:p text:style-name="P2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22" draw:id="id22" draw:layer="layout" svg:width="0.762cm" svg:height="0.762cm" svg:x="18.089cm" svg:y="11.372cm">
          <text:p text:style-name="P2"><text:span text:style-name="T1">2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37cm" svg:y1="12.134cm" svg:x2="9.77cm" svg:y2="12.134cm" draw:start-shape="id19" draw:start-glue-point="2" draw:end-shape="id20" draw:end-glue-point="2" svg:d="M5370 12134c0 751 4400 751 4400 0" svg:viewBox="0 0 4401 564">
          <text:p/>
        </draw:connector>
        <draw:connector draw:style-name="gr4" draw:text-style-name="P1" draw:layer="layout" draw:type="curve" svg:x1="9.77cm" svg:y1="12.134cm" svg:x2="14.07cm" svg:y2="12.134cm" draw:start-shape="id20" draw:start-glue-point="2" draw:end-shape="id21" svg:d="M9770 12134c0 751 4300 751 4300 0" svg:viewBox="0 0 4301 564">
          <text:p/>
        </draw:connector>
        <draw:connector draw:style-name="gr4" draw:text-style-name="P1" draw:layer="layout" draw:type="curve" svg:x1="14.07cm" svg:y1="12.134cm" svg:x2="18.47cm" svg:y2="12.134cm" draw:start-shape="id21" draw:start-glue-point="2" draw:end-shape="id22" draw:end-glue-point="2" svg:d="M14070 12134c0 751 4400 751 4400 0" svg:viewBox="0 0 4401 564">
          <text:p/>
        </draw:connector>
        <draw:custom-shape draw:style-name="gr5" draw:text-style-name="P5" draw:layer="layout" svg:width="1.016cm" svg:height="0.762cm" svg:x="7.067cm" svg:y="12.007cm">
          <text:p text:style-name="P2"><text:span text:style-name="T2">+6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8.974cm" svg:y1="6.995cm" svg:x2="17.662cm" svg:y2="6.995cm" draw:start-shape="id23" draw:start-glue-point="2" draw:end-shape="id24" draw:end-glue-point="2" svg:d="M8974 6995h8688" svg:viewBox="0 0 868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11:03:50.433651708</meta:creation-date>
    <dc:date>2019-07-28T15:10:52.482031342</dc:date>
    <meta:editing-duration>PT16M34S</meta:editing-duration>
    <meta:editing-cycles>3</meta:editing-cycles>
    <meta:generator>LibreOffice/6.0.7.3$Linux_X86_64 LibreOffice_project/00m0$Build-3</meta:generator>
    <meta:document-statistic meta:object-count="48"/>
  </office:meta>
</office:document-meta>
</file>